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083cm" fo:min-width="3.97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6.247cm" fo:min-width="4.18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68cm" fo:min-width="7.5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5cm"/>
    </style:style>
    <style:style style:name="gr8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026cm" fo:min-width="0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1cm" svg:stroke-color="#000000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387cm" fo:min-width="2.831cm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true" fo:max-height="0cm" fo:min-height="0.461cm" fo:min-width="1.153cm"/>
    </style:style>
    <style:style style:name="gr13" style:family="graphic" style:parent-style-name="standard">
      <style:graphic-properties svg:stroke-color="#b2b2b2" draw:fill-color="#dddddd" draw:textarea-horizontal-align="justify" draw:textarea-vertical-align="middle" draw:auto-grow-height="false" fo:min-height="1.94cm" fo:min-width="1.778cm"/>
    </style:style>
    <style:style style:name="gr14" style:family="graphic" style:parent-style-name="objectwithoutfill">
      <style:graphic-properties svg:stroke-width="0.051cm" svg:stroke-color="#3465a4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1cm"/>
    </style:style>
    <style:style style:name="gr18" style:family="graphic" style:parent-style-name="objectwithoutfill">
      <style:graphic-properties svg:stroke-color="#000000" draw:fill="solid" draw:textarea-vertical-align="middle"/>
    </style:style>
    <style:style style:name="gr19" style:family="graphic" style:parent-style-name="standard">
      <style:graphic-properties svg:stroke-color="#999999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729fcf" fo:font-size="18pt" style:font-size-asian="18pt" style:font-size-complex="18pt"/>
    </style:style>
    <style:style style:name="P4" style:family="paragraph">
      <loext:graphic-properties draw:fill="none" draw:fill-color="#ffffff"/>
      <style:text-properties fo:color="#729fcf" fo:font-size="18pt" style:font-size-asian="18pt" style:font-size-complex="18pt"/>
    </style:style>
    <style:style style:name="P5" style:family="paragraph">
      <style:text-properties fo:font-size="18pt" fo:font-weight="bold" style:font-size-asian="18pt" style:font-size-complex="18pt"/>
    </style:style>
    <style:style style:name="P6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7" style:family="paragraph">
      <style:text-properties fo:color="#b2b2b2" fo:font-size="18pt" style:font-size-asian="18pt" style:font-size-complex="18pt"/>
    </style:style>
    <style:style style:name="P8" style:family="paragraph">
      <loext:graphic-properties draw:fill="none" draw:fill-color="#ffffff"/>
      <style:text-properties fo:color="#b2b2b2" fo:font-size="18pt" style:font-size-asian="18pt" style:font-size-complex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text-properties fo:font-size="12pt" style:font-size-asian="18pt" style:font-size-complex="18pt"/>
    </style:style>
    <style:style style:name="P12" style:family="paragraph">
      <loext:graphic-properties draw:fill="none" draw:fill-color="#ffffff"/>
      <style:text-properties fo:font-size="12pt" style:font-size-asian="18pt" style:font-size-complex="18pt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style:text-properties fo:color="#729fcf" fo:font-size="14pt" style:font-size-asian="18pt" style:font-size-complex="18pt"/>
    </style:style>
    <style:style style:name="P15" style:family="paragraph">
      <loext:graphic-properties draw:fill="none" draw:fill-color="#ffffff"/>
      <style:text-properties fo:color="#729fcf" fo:font-size="14pt" style:font-size-asian="18pt" style:font-size-complex="18pt"/>
    </style:style>
    <style:style style:name="P16" style:family="paragraph">
      <style:text-properties fo:font-size="10pt" style:font-size-asian="18pt" style:font-size-complex="18pt"/>
    </style:style>
    <style:style style:name="P17" style:family="paragraph">
      <loext:graphic-properties draw:fill="none" draw:fill-color="#ffffff"/>
      <style:text-properties fo:font-size="10pt" style:font-size-asian="18pt" style:font-size-complex="18pt"/>
    </style:style>
    <style:style style:name="P18" style:family="paragraph">
      <style:text-properties fo:font-size="8pt" style:font-size-asian="18pt" style:font-size-complex="18pt"/>
    </style:style>
    <style:style style:name="P19" style:family="paragraph">
      <loext:graphic-properties draw:fill="none" draw:fill-color="#ffffff"/>
      <style:text-properties fo:font-size="8pt" style:font-size-asian="18pt" style:font-size-complex="18pt"/>
    </style:style>
    <style:style style:name="P20" style:family="paragraph">
      <style:text-properties fo:color="#729fcf" fo:font-size="12pt" style:font-size-asian="18pt" style:font-size-complex="18pt"/>
    </style:style>
    <style:style style:name="P21" style:family="paragraph">
      <loext:graphic-properties draw:fill="none" draw:fill-color="#ffffff"/>
      <style:text-properties fo:color="#729fcf" fo:font-size="12pt" style:font-size-asian="18pt" style:font-size-complex="18pt"/>
    </style:style>
    <style:style style:name="P22" style:family="paragraph">
      <style:text-properties fo:font-size="12pt" fo:font-weight="normal" style:font-size-asian="18pt" style:font-size-complex="18pt"/>
    </style:style>
    <style:style style:name="P23" style:family="paragraph">
      <loext:graphic-properties draw:fill="none" draw:fill-color="#ffffff"/>
      <style:text-properties fo:font-size="12pt" fo:font-weight="normal" style:font-size-asian="18pt" style:font-size-complex="18pt"/>
    </style:style>
    <style:style style:name="P24" style:family="paragraph">
      <style:text-properties fo:color="#729fcf" fo:font-size="10pt" fo:font-weight="normal" style:font-size-asian="18pt" style:font-size-complex="18pt"/>
    </style:style>
    <style:style style:name="P25" style:family="paragraph">
      <loext:graphic-properties draw:fill="none" draw:fill-color="#ffffff"/>
      <style:text-properties fo:color="#729fcf" fo:font-size="10pt" fo:font-weight="normal" style:font-size-asian="18pt" style:font-size-complex="18pt"/>
    </style:style>
    <style:style style:name="P26" style:family="paragraph">
      <style:paragraph-properties fo:text-align="center"/>
    </style:style>
    <style:style style:name="P27" style:family="paragraph">
      <loext:graphic-properties draw:fill-color="#ffffff"/>
    </style:style>
    <style:style style:name="T1" style:family="text">
      <style:text-properties fo:color="#729fcf" fo:font-size="18pt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color="#b2b2b2" fo:font-size="18pt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color="#729fcf" fo:font-size="14pt" style:font-size-asian="18pt" style:font-size-complex="18pt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fo:color="#729fcf" fo:font-size="10pt" style:font-size-asian="18pt" style:font-size-complex="18pt"/>
    </style:style>
    <style:style style:name="T8" style:family="text">
      <style:text-properties fo:font-size="8pt" style:font-size-asian="18pt" style:font-size-complex="18pt"/>
    </style:style>
    <style:style style:name="T9" style:family="text">
      <style:text-properties fo:color="#729fcf" fo:font-size="12pt" style:font-size-asian="18pt" style:font-size-complex="18pt"/>
    </style:style>
    <style:style style:name="T10" style:family="text">
      <style:text-properties fo:font-size="12pt" fo:font-weight="normal" style:font-size-asian="18pt" style:font-size-complex="18pt"/>
    </style:style>
    <style:style style:name="T11" style:family="text">
      <style:text-properties fo:color="#729fcf" fo:font-size="10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479cm" svg:height="5.333cm" svg:x="21.536cm" svg:y="5.5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88cm" svg:height="6.497cm" svg:x="1.334cm" svg:y="5.32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382cm" svg:height="2.384cm" svg:x="9.924cm" svg:y="0.63cm">
          <draw:text-box>
            <text:p>Public</text:p>
            <text:p>Domain</text:p>
            <text:p>Paperbacks</text:p>
          </draw:text-box>
        </draw:frame>
        <draw:frame draw:style-name="gr3" draw:text-style-name="P4" draw:layer="layout" svg:width="2.93cm" svg:height="1.673cm" svg:x="14.732cm" svg:y="3.399cm">
          <draw:text-box>
            <text:p text:style-name="P3"><text:span text:style-name="T1">G</text:span><text:span text:style-name="T1">e</text:span><text:span text:style-name="T1">n</text:span><text:span text:style-name="T1">r</text:span><text:span text:style-name="T1">e</text:span><text:span text:style-name="T1">s</text:span></text:p>
          </draw:text-box>
        </draw:frame>
        <draw:frame draw:style-name="gr4" draw:text-style-name="P6" draw:layer="layout" svg:width="2.54cm" svg:height="0.962cm" svg:x="9.398cm" svg:y="3.399cm">
          <draw:text-box>
            <text:p text:style-name="P5"><text:span text:style-name="T2">B</text:span><text:span text:style-name="T2">o</text:span><text:span text:style-name="T2">o</text:span><text:span text:style-name="T2">k</text:span><text:span text:style-name="T2">s</text:span></text:p>
          </draw:text-box>
        </draw:frame>
        <draw:frame draw:style-name="gr5" draw:text-style-name="P4" draw:layer="layout" svg:width="3.048cm" svg:height="1.052cm" svg:x="11.938cm" svg:y="3.399cm">
          <draw:text-box>
            <text:p text:style-name="P3"><text:span text:style-name="T1">Authors</text:span></text:p>
          </draw:text-box>
        </draw:frame>
        <draw:custom-shape draw:style-name="gr6" draw:text-style-name="P1" draw:layer="layout" svg:width="8.128cm" svg:height="1.016cm" svg:x="9.398cm" svg:y="4.826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6.096cm" svg:height="0.962cm" svg:x="9.503cm" svg:y="4.88cm">
          <draw:text-box>
            <text:p text:style-name="P7"><text:span text:style-name="T3">Sea</text:span><text:span text:style-name="T3">rch </text:span><text:span text:style-name="T3">Boo</text:span><text:span text:style-name="T3">ks</text:span></text:p>
          </draw:text-box>
        </draw:frame>
        <draw:g>
          <draw:custom-shape draw:style-name="gr8" draw:text-style-name="P1" draw:layer="layout" svg:width="0.479cm" svg:height="0.464cm" svg:x="16.784cm" svg:y="4.9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9" draw:layer="layout" svg:x1="16.854cm" svg:y1="5.383cm" svg:x2="16.633cm" svg:y2="5.667cm">
            <text:p/>
          </draw:line>
        </draw:g>
        <draw:g xml:id="id1" draw:id="id1">
          <draw:custom-shape draw:style-name="gr10" draw:text-style-name="P1" draw:layer="layout" svg:width="3.381cm" svg:height="0.687cm" svg:x="9.898cm" svg:y="6.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0.287cm" svg:height="0.299cm" draw:transform="rotate (3.13722933045981) translate (13.055cm 6.528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text-style-name="P12" draw:layer="layout" svg:width="1.653cm" svg:height="0.725cm" svg:x="10.702cm" svg:y="6.016cm">
            <draw:text-box>
              <text:p text:style-name="P11"><text:span text:style-name="T4">Filters</text:span></text:p>
            </draw:text-box>
          </draw:frame>
        </draw:g>
        <draw:g xml:id="id3" draw:id="id3">
          <draw:g>
            <draw:custom-shape draw:style-name="gr10" draw:text-style-name="P1" draw:layer="layout" svg:width="3.381cm" svg:height="0.687cm" svg:x="13.553cm" svg:y="6.05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287cm" svg:height="0.299cm" draw:transform="rotate (3.13722933045981) translate (16.71cm 6.54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2" draw:text-style-name="P12" draw:layer="layout" svg:width="1.653cm" svg:height="0.725cm" svg:x="14.357cm" svg:y="6.031cm">
            <draw:text-box>
              <text:p text:style-name="P11"><text:span text:style-name="T4">S</text:span><text:span text:style-name="T4">o</text:span><text:span text:style-name="T4">rt</text:span></text:p>
            </draw:text-box>
          </draw:frame>
        </draw:g>
        <draw:custom-shape draw:style-name="gr13" draw:text-style-name="P13" draw:layer="layout" svg:width="2.278cm" svg:height="2.19cm" svg:x="9.585cm" svg:y="7.166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6.096cm" svg:height="0.915cm" svg:x="11.863cm" svg:y="7.166cm">
          <draw:text-box>
            <text:p text:style-name="P14"><text:span text:style-name="T5">Name of the Book</text:span></text:p>
          </draw:text-box>
        </draw:frame>
        <draw:frame draw:style-name="gr7" draw:text-style-name="P17" draw:layer="layout" svg:width="6.096cm" svg:height="0.915cm" svg:x="11.863cm" svg:y="7.781cm">
          <draw:text-box>
            <text:p text:style-name="P16"><text:span text:style-name="T6">By </text:span><text:span text:style-name="T7">Author</text:span></text:p>
          </draw:text-box>
        </draw:frame>
        <draw:frame draw:style-name="gr7" draw:text-style-name="P19" draw:layer="layout" svg:width="6.096cm" svg:height="0.915cm" svg:x="11.863cm" svg:y="8.282cm">
          <draw:text-box>
            <text:p text:style-name="P18"><text:span text:style-name="T8">Published on December 12, 2018</text:span></text:p>
          </draw:text-box>
        </draw:frame>
        <draw:custom-shape draw:style-name="gr13" draw:text-style-name="P13" draw:layer="layout" svg:width="2.278cm" svg:height="2.19cm" svg:x="9.585cm" svg:y="9.766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6.096cm" svg:height="0.915cm" svg:x="11.863cm" svg:y="9.766cm">
          <draw:text-box>
            <text:p text:style-name="P14"><text:span text:style-name="T5">Name of the Book</text:span></text:p>
          </draw:text-box>
        </draw:frame>
        <draw:frame draw:style-name="gr7" draw:text-style-name="P17" draw:layer="layout" svg:width="6.096cm" svg:height="0.915cm" svg:x="11.863cm" svg:y="10.381cm">
          <draw:text-box>
            <text:p text:style-name="P16"><text:span text:style-name="T6">By </text:span><text:span text:style-name="T7">Author</text:span></text:p>
          </draw:text-box>
        </draw:frame>
        <draw:frame draw:style-name="gr7" draw:text-style-name="P19" draw:layer="layout" svg:width="6.096cm" svg:height="0.915cm" svg:x="11.863cm" svg:y="10.882cm">
          <draw:text-box>
            <text:p text:style-name="P18"><text:span text:style-name="T8">Publishe</text:span><text:span text:style-name="T8">d on </text:span><text:span text:style-name="T8">Decemb</text:span><text:span text:style-name="T8">er 12, </text:span><text:span text:style-name="T8">2018</text:span></text:p>
          </draw:text-box>
        </draw:frame>
        <draw:custom-shape draw:style-name="gr11" draw:text-style-name="P10" draw:layer="layout" svg:width="0.15cm" svg:height="0.15cm" svg:x="11.722cm" svg:y="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5cm" svg:height="0.15cm" svg:x="14.622cm" svg:y="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9" draw:layer="layout" svg:x1="9.76cm" svg:y1="0.753cm" svg:x2="9.76cm" svg:y2="2.803cm">
          <text:p/>
        </draw:line>
        <draw:frame draw:style-name="gr15" draw:text-style-name="P21" draw:layer="layout" svg:width="2.105cm" svg:height="0.725cm" svg:x="11.138cm" svg:y="12.799cm">
          <draw:text-box>
            <text:p text:style-name="P20"><text:span text:style-name="T9">Prev</text:span></text:p>
          </draw:text-box>
        </draw:frame>
        <draw:frame draw:style-name="gr15" draw:text-style-name="P21" draw:layer="layout" svg:width="2.105cm" svg:height="0.725cm" svg:x="13.739cm" svg:y="12.8cm">
          <draw:text-box>
            <text:p text:style-name="P20"><text:span text:style-name="T9">N</text:span><text:span text:style-name="T9">e</text:span><text:span text:style-name="T9">xt</text:span></text:p>
          </draw:text-box>
        </draw:frame>
        <draw:custom-shape draw:style-name="gr11" draw:text-style-name="P10" draw:layer="layout" svg:width="0.287cm" svg:height="0.299cm" draw:transform="rotate (-1.5683528658421) translate (15.362cm 13.03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287cm" svg:height="0.299cm" draw:transform="rotate (1.55927715373173) translate (11.003cm 13.30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10" draw:text-style-name="P1" draw:layer="layout" svg:width="3.381cm" svg:height="0.687cm" svg:x="1.334cm" svg:y="4.6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0.287cm" svg:height="0.299cm" draw:transform="rotate (3.13722933045981) translate (4.491cm 5.13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text-style-name="P12" draw:layer="layout" svg:width="1.653cm" svg:height="0.725cm" svg:x="2.138cm" svg:y="4.618cm">
            <draw:text-box>
              <text:p text:style-name="P11"><text:span text:style-name="T4">Filters</text:span></text:p>
            </draw:text-box>
          </draw:frame>
        </draw:g>
        <draw:g xml:id="id4" draw:id="id4">
          <draw:g>
            <draw:custom-shape draw:style-name="gr10" draw:text-style-name="P1" draw:layer="layout" svg:width="3.381cm" svg:height="0.687cm" svg:x="22.591cm" svg:y="4.89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0.287cm" svg:height="0.299cm" draw:transform="rotate (3.13722933045981) translate (25.748cm 5.38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2" draw:text-style-name="P12" draw:layer="layout" svg:width="1.653cm" svg:height="0.725cm" svg:x="23.395cm" svg:y="4.87cm">
            <draw:text-box>
              <text:p text:style-name="P11"><text:span text:style-name="T4">Sort</text:span></text:p>
            </draw:text-box>
          </draw:frame>
        </draw:g>
        <draw:frame draw:style-name="gr16" draw:text-style-name="P23" draw:layer="layout" svg:width="3.118cm" svg:height="0.725cm" svg:x="1.334cm" svg:y="5.396cm">
          <draw:text-box>
            <text:p text:style-name="P22"><text:span text:style-name="T10">Authors</text:span></text:p>
          </draw:text-box>
        </draw:frame>
        <draw:frame draw:style-name="gr16" draw:text-style-name="P25" draw:layer="layout" svg:width="3.118cm" svg:height="0.715cm" svg:x="1.334cm" svg:y="5.997cm">
          <draw:text-box>
            <text:p text:style-name="P24"><text:span text:style-name="T11">Foo <text:s/>(3)</text:span></text:p>
          </draw:text-box>
        </draw:frame>
        <draw:frame draw:style-name="gr16" draw:text-style-name="P25" draw:layer="layout" svg:width="3.118cm" svg:height="0.715cm" svg:x="1.334cm" svg:y="6.498cm">
          <draw:text-box>
            <text:p text:style-name="P24"><text:span text:style-name="T11">Bar <text:s/>(3)</text:span></text:p>
          </draw:text-box>
        </draw:frame>
        <draw:frame draw:style-name="gr16" draw:text-style-name="P23" draw:layer="layout" svg:width="3.118cm" svg:height="0.725cm" svg:x="1.334cm" svg:y="7.497cm">
          <draw:text-box>
            <text:p text:style-name="P22"><text:span text:style-name="T10">Genres</text:span></text:p>
          </draw:text-box>
        </draw:frame>
        <draw:frame draw:style-name="gr16" draw:text-style-name="P25" draw:layer="layout" svg:width="3.118cm" svg:height="0.715cm" svg:x="1.334cm" svg:y="8.098cm">
          <draw:text-box>
            <text:p text:style-name="P24"><text:span text:style-name="T11">Foo <text:s/>(3)</text:span></text:p>
          </draw:text-box>
        </draw:frame>
        <draw:frame draw:style-name="gr16" draw:text-style-name="P25" draw:layer="layout" svg:width="3.118cm" svg:height="0.715cm" svg:x="1.334cm" svg:y="8.599cm">
          <draw:text-box>
            <text:p text:style-name="P24"><text:span text:style-name="T11">Bar <text:s/>(3)</text:span></text:p>
          </draw:text-box>
        </draw:frame>
        <draw:frame draw:style-name="gr17" draw:text-style-name="P23" draw:layer="layout" svg:width="3.823cm" svg:height="0.725cm" svg:x="1.334cm" svg:y="9.698cm">
          <draw:text-box>
            <text:p text:style-name="P22"><text:span text:style-name="T10">Years Published</text:span></text:p>
          </draw:text-box>
        </draw:frame>
        <draw:frame draw:style-name="gr16" draw:text-style-name="P25" draw:layer="layout" svg:width="3.118cm" svg:height="0.715cm" svg:x="1.334cm" svg:y="10.299cm">
          <draw:text-box>
            <text:p text:style-name="P24"><text:span text:style-name="T11">Foo <text:s/>(3)</text:span></text:p>
          </draw:text-box>
        </draw:frame>
        <draw:frame draw:style-name="gr16" draw:text-style-name="P25" draw:layer="layout" svg:width="3.118cm" svg:height="0.715cm" svg:x="1.334cm" svg:y="10.8cm">
          <draw:text-box>
            <text:p text:style-name="P24"><text:span text:style-name="T11">Bar <text:s/>(3)</text:span></text:p>
          </draw:text-box>
        </draw:frame>
        <draw:frame draw:style-name="gr7" draw:text-style-name="P21" draw:layer="layout" svg:width="4.001cm" svg:height="0.915cm" svg:x="21.701cm" svg:y="6.001cm">
          <draw:text-box>
            <text:p text:style-name="P20"><text:span text:style-name="T9">Best Match</text:span></text:p>
          </draw:text-box>
        </draw:frame>
        <draw:frame draw:style-name="gr7" draw:text-style-name="P21" draw:layer="layout" svg:width="4.001cm" svg:height="0.915cm" svg:x="21.701cm" svg:y="6.702cm">
          <draw:text-box>
            <text:p text:style-name="P20"><text:span text:style-name="T9">Date Published</text:span></text:p>
          </draw:text-box>
        </draw:frame>
        <draw:frame draw:style-name="gr7" draw:text-style-name="P21" draw:layer="layout" svg:width="4.001cm" svg:height="0.915cm" svg:x="21.701cm" svg:y="7.503cm">
          <draw:text-box>
            <text:p text:style-name="P20"><text:span text:style-name="T9">Title</text:span></text:p>
          </draw:text-box>
        </draw:frame>
        <draw:line draw:style-name="gr18" draw:text-style-name="P9" draw:layer="layout" svg:x1="8.141cm" svg:y1="0cm" svg:x2="8.141cm" svg:y2="15.75cm">
          <text:p/>
        </draw:line>
        <draw:line draw:style-name="gr18" draw:text-style-name="P9" draw:layer="layout" svg:x1="18.741cm" svg:y1="0cm" svg:x2="18.741cm" svg:y2="15.75cm">
          <text:p/>
        </draw:line>
        <draw:connector draw:style-name="gr19" draw:text-style-name="P26" draw:layer="layout" svg:x1="9.898cm" svg:y1="6.378cm" svg:x2="4.715cm" svg:y2="4.98cm" draw:start-shape="id1" draw:start-glue-point="3" draw:end-shape="id2" draw:end-glue-point="1" svg:d="M9898 6378h-2592v-1398h-2591" svg:viewBox="0 0 5184 1399">
          <text:p/>
        </draw:connector>
        <draw:connector draw:style-name="gr19" draw:text-style-name="P26" draw:layer="layout" svg:x1="16.934cm" svg:y1="6.393cm" svg:x2="22.591cm" svg:y2="5.232cm" draw:start-shape="id3" draw:start-glue-point="1" draw:end-shape="id4" draw:end-glue-point="3" svg:d="M16934 6393h2828v-1161h2829" svg:viewBox="0 0 5658 1162">
          <text:p/>
        </draw:connector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20:31:18.405187032</meta:creation-date>
    <dc:date>2019-08-18T21:51:43.669713684</dc:date>
    <meta:editing-duration>PT5M26S</meta:editing-duration>
    <meta:editing-cycles>1</meta:editing-cycles>
    <meta:document-statistic meta:object-count="83"/>
    <meta:generator>LibreOffice/6.2.5.2$Linux_X86_64 LibreOffice_project/20$Build-2</meta:generator>
  </office:meta>
</office:document-meta>
</file>